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style-asian="normal" style:font-style-complex="normal" style:text-overline-style="none" style:text-overline-color="font-color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3"><text:span text:style-name="T1">FATTURA</text:span><text:span text:style-name="T17"><text:placeholder text:placeholder-type="text">&lt;if test="o.state =='proforma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direct_invoice"&gt;</text:placeholder></text:span><text:span text:style-name="T17"> </text:span><text:span text:style-name="T18">ACCOMPAGNATORIA</text:span><text:span text:style-name="T17"><text:placeholder text:placeholder-type="text">&lt;/if&gt;</text:placeholder></text:span><text:span text:style-name="T1"> N. </text:span><text:span text:style-name="T13"><text:placeholder text:placeholder-type="text">&lt;o.number or o.proforma_number or ''&gt;</text:placeholder></text:span><text:span text:style-name="T1"> del </text:span><text:span text:style-name="T13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15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40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4"><text:placeholder text:placeholder-type="text">&lt;o.partner_id.name or ''&gt;</text:placeholder></text:p>
            <text:p text:style-name="P54"><text:placeholder text:placeholder-type="text">&lt;o.address_invoice_id.street or ''&gt;</text:placeholder></text:p>
            <text:p text:style-name="P54"><text:span text:style-name="T9"><text:placeholder text:placeholder-type="text">&lt;o.address_invoice_id.zip or ''&gt;</text:placeholder></text:span><text:span text:style-name="T9"> - </text:span><text:span text:style-name="T9"><text:placeholder text:placeholder-type="text">&lt;o.address_invoice_id.city or ''&gt;</text:placeholder></text:span><text:span text:style-name="T9"> - </text:span><text:span text:style-name="T9"><text:placeholder text:placeholder-type="text">&lt;o.address_invoice_id.province and str('('+o.address_invoice_id.province.code+')') or ''&gt;</text:placeholder></text:span><text:span text:style-name="T9"> </text:span><text:span text:style-name="T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7"><text:placeholder text:placeholder-type="text">&lt;line.name or ''&gt;</text:placeholder> <text:span text:style-name="T14"><text:s/></text:span><text:span text:style-name="T14"><text:placeholder text:placeholder-type="text">&lt;if test="line.advance_id"&gt;</text:placeholder></text:span><text:span text:style-name="T14">Rif. Fattura n. <text:s/></text:span><text:span text:style-name="T14"><text:placeholder text:placeholder-type="text">&lt;line.advance_id.number&gt;</text:placeholder></text:span><text:span text:style-name="T14"> del <text:s text:c="3"/></text:span><text:span text:style-name="T14"><text:placeholder text:placeholder-type="text">&lt;line.advance_id.date_invoice and formatLang(line.advance_id.date_invoice,date=True)&gt;</text:placeholder></text:span><text:span text:style-name="T14"><text:placeholder text:placeholder-type="text">&lt;/if&gt;</text:placeholder></text:span>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3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5"> </text:span></text:p>
      <text:p text:style-name="P55"><text:placeholder text:placeholder-type="text">&lt;/for&gt;</text:placeholder><text:placeholder text:placeholder-type="text">&lt;/for&gt;</text:placeholder></text:p>
      <text:p text:style-name="P56"><text:placeholder text:placeholder-type="text">&lt;o.comment or ''&gt;</text:placeholder></text:p>
      <text:p text:style-name="P59"><text:placeholder text:placeholder-type="text">&lt;if test="o.fiscal_position and o.fiscal_position.is_tax_exemption"&gt;</text:placeholder></text:p>
      <text:p text:style-name="P60"/>
      <text:p text:style-name="P61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61"/>
      <text:p text:style-name="P5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3" style:family="paragraph" style:parent-style-name="Table_20_Contents"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A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8"/>
              <text:p text:style-name="MP28">Totale Imponibile<text:tab/></text:p>
              <text:p text:style-name="MP29"/>
              <text:p text:style-name="MP28">Totale imposta</text:p>
              <text:p text:style-name="MP28"/>
              <text:p text:style-name="MP30">Tot. Fattura</text:p>
            </table:table-cell>
            <table:table-cell table:style-name="Tabella5.D1" table:number-rows-spanned="2" office:value-type="string"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2"/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1"/>
              <text:p text:style-name="MP31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3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4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4-06-13T15:39:46.409264407</dc:date>
    <meta:editing-duration>P1DT3H53M29S</meta:editing-duration>
    <meta:editing-cycles>185</meta:editing-cycles>
    <meta:generator>LibreOffice/4.2.3.3$Linux_X86_64 LibreOffice_project/420m0$Build-3</meta:generator>
    <meta:document-statistic meta:table-count="7" meta:image-count="0" meta:object-count="0" meta:page-count="2" meta:paragraph-count="114" meta:word-count="459" meta:character-count="4943" meta:non-whitespace-character-count="4567"/>
  </office:meta>
</office:document-meta>
</file>